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file/oNxkjT2k9IdEddNLZ9a0DC/4-elements?type=whiteboard&amp;node-id=0%3A1&amp;t=jsev8fz4RrbizD88-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4T16:02:39.970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111" meta:non-whitespace-character-count="111"/>
    <meta:generator>LibreOffice/7.4.3.2$Windows_X86_64 LibreOffice_project/1048a8393ae2eeec98dff31b5c133c5f1d08b890</meta:generator>
  </office:meta>
</office:document-meta>
</file>